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18in" style:rel-column-width="32760*"/>
    </style:style>
    <style:style style:name="Table2.B" style:family="table-column">
      <style:table-column-properties style:column-width="3.4632in" style:rel-column-width="327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.0229in" table:align="left"/>
    </style:style>
    <style:style style:name="Table10.A" style:family="table-column">
      <style:table-column-properties style:column-width="0.4743in"/>
    </style:style>
    <style:style style:name="Table10.B" style:family="table-column">
      <style:table-column-properties style:column-width="0.548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8" style:family="table">
      <style:table-properties style:width="1.0229in" table:align="left"/>
    </style:style>
    <style:style style:name="Table8.A" style:family="table-column">
      <style:table-column-properties style:column-width="0.4743in"/>
    </style:style>
    <style:style style:name="Table8.B" style:family="table-column">
      <style:table-column-properties style:column-width="0.548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1.0229in" table:align="left"/>
    </style:style>
    <style:style style:name="Table9.A" style:family="table-column">
      <style:table-column-properties style:column-width="0.4743in"/>
    </style:style>
    <style:style style:name="Table9.B" style:family="table-column">
      <style:table-column-properties style:column-width="0.5486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4" style:family="table">
      <style:table-properties style:width="1.0229in" table:align="left"/>
    </style:style>
    <style:style style:name="Table4.A" style:family="table-column">
      <style:table-column-properties style:column-width="0.4743in"/>
    </style:style>
    <style:style style:name="Table4.B" style:family="table-column">
      <style:table-column-properties style:column-width="0.548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1.0229in" table:align="left"/>
    </style:style>
    <style:style style:name="Table5.A" style:family="table-column">
      <style:table-column-properties style:column-width="0.4743in"/>
    </style:style>
    <style:style style:name="Table5.B" style:family="table-column">
      <style:table-column-properties style:column-width="0.548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1" style:family="table">
      <style:table-properties style:width="1.0229in" table:align="left"/>
    </style:style>
    <style:style style:name="Table1.A" style:family="table-column">
      <style:table-column-properties style:column-width="0.4743in"/>
    </style:style>
    <style:style style:name="Table1.B" style:family="table-column">
      <style:table-column-properties style:column-width="0.5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7" style:family="table">
      <style:table-properties style:width="1.0229in" table:align="left"/>
    </style:style>
    <style:style style:name="Table7.A" style:family="table-column">
      <style:table-column-properties style:column-width="0.4743in"/>
    </style:style>
    <style:style style:name="Table7.B" style:family="table-column">
      <style:table-column-properties style:column-width="0.548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6" style:family="table">
      <style:table-properties style:width="1.0229in" table:align="left"/>
    </style:style>
    <style:style style:name="Table6.A" style:family="table-column">
      <style:table-column-properties style:column-width="0.4743in"/>
    </style:style>
    <style:style style:name="Table6.B" style:family="table-column">
      <style:table-column-properties style:column-width="0.548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3" style:family="table">
      <style:table-properties style:width="0.4708in" table:align="left"/>
    </style:style>
    <style:style style:name="Table3.A" style:family="table-column">
      <style:table-column-properties style:column-width="0.4708in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paragraph-rsid="001b843c"/>
    </style:style>
    <style:style style:name="P2" style:family="paragraph" style:parent-style-name="Standard">
      <style:text-properties officeooo:paragraph-rsid="002543ad"/>
    </style:style>
    <style:style style:name="P3" style:family="paragraph" style:parent-style-name="Standard">
      <style:text-properties officeooo:rsid="002543ad" officeooo:paragraph-rsid="002543ad"/>
    </style:style>
    <style:style style:name="P4" style:family="paragraph" style:parent-style-name="Standard">
      <style:text-properties officeooo:rsid="002543ad" officeooo:paragraph-rsid="004e10ec"/>
    </style:style>
    <style:style style:name="P5" style:family="paragraph" style:parent-style-name="Standard">
      <style:text-properties officeooo:paragraph-rsid="001b843c"/>
    </style:style>
    <style:style style:name="P6" style:family="paragraph" style:parent-style-name="Standard">
      <style:paragraph-properties fo:text-align="justify" style:justify-single-word="false"/>
      <style:text-properties officeooo:rsid="0065cc12" officeooo:paragraph-rsid="0065cc12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8dba08" officeooo:paragraph-rsid="008dba08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bed118" officeooo:paragraph-rsid="008dba08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d617e0" officeooo:paragraph-rsid="00d71435" style:font-style-asian="normal" style:font-style-complex="normal"/>
    </style:style>
    <style:style style:name="P10" style:family="paragraph" style:parent-style-name="Standard">
      <style:text-properties style:text-underline-style="solid" style:text-underline-width="auto" style:text-underline-color="font-color" officeooo:rsid="008640b9" officeooo:paragraph-rsid="008640b9"/>
    </style:style>
    <style:style style:name="P11" style:family="paragraph" style:parent-style-name="Standard">
      <style:text-properties officeooo:rsid="004e10ec" officeooo:paragraph-rsid="008f2d00"/>
    </style:style>
    <style:style style:name="P12" style:family="paragraph" style:parent-style-name="Standard">
      <style:text-properties fo:font-style="italic" officeooo:rsid="005b5884" officeooo:paragraph-rsid="008f2d00" style:font-style-asian="italic" style:font-style-complex="italic"/>
    </style:style>
    <style:style style:name="P13" style:family="paragraph" style:parent-style-name="Standard">
      <style:text-properties fo:font-style="italic" officeooo:rsid="008f2d00" officeooo:paragraph-rsid="008f2d00" style:font-style-asian="italic" style:font-style-complex="italic"/>
    </style:style>
    <style:style style:name="P14" style:family="paragraph" style:parent-style-name="Standard">
      <style:text-properties fo:font-style="italic" fo:font-weight="normal" officeooo:rsid="008f2d00" officeooo:paragraph-rsid="00c85756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c85756" officeooo:paragraph-rsid="00c85756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rsid="0082b5be" officeooo:paragraph-rsid="0082b5be"/>
    </style:style>
    <style:style style:name="P17" style:family="paragraph" style:parent-style-name="Standard">
      <style:text-properties style:font-name="DejaVu Sans Mono" style:text-underline-style="none" officeooo:rsid="00b129b8" officeooo:paragraph-rsid="00b129b8"/>
    </style:style>
    <style:style style:name="P18" style:family="paragraph" style:parent-style-name="Standard">
      <style:text-properties style:font-name="DejaVu Sans Mono" style:text-underline-style="none" officeooo:rsid="00e4270d" officeooo:paragraph-rsid="00e4270d"/>
    </style:style>
    <style:style style:name="P19" style:family="paragraph" style:parent-style-name="Standard">
      <style:paragraph-properties fo:text-align="justify" style:justify-single-word="false"/>
      <style:text-properties officeooo:rsid="00892600" officeooo:paragraph-rsid="00892600"/>
    </style:style>
    <style:style style:name="P20" style:family="paragraph" style:parent-style-name="Standard">
      <style:paragraph-properties fo:text-align="justify" style:justify-single-word="false"/>
      <style:text-properties fo:color="#ff0000" officeooo:rsid="00b129b8" officeooo:paragraph-rsid="00b129b8"/>
    </style:style>
    <style:style style:name="P21" style:family="paragraph" style:parent-style-name="Standard">
      <style:paragraph-properties fo:text-align="justify" style:justify-single-word="false"/>
      <style:text-properties officeooo:paragraph-rsid="00d71435"/>
    </style:style>
    <style:style style:name="P22" style:family="paragraph" style:parent-style-name="Standard">
      <style:paragraph-properties fo:text-align="justify" style:justify-single-word="false"/>
      <style:text-properties officeooo:paragraph-rsid="00dc1e1c"/>
    </style:style>
    <style:style style:name="P23" style:family="paragraph" style:parent-style-name="Standard">
      <style:paragraph-properties fo:text-align="justify" style:justify-single-word="false"/>
      <style:text-properties officeooo:paragraph-rsid="002543ad"/>
    </style:style>
    <style:style style:name="P24" style:family="paragraph" style:parent-style-name="Standard">
      <style:text-properties officeooo:rsid="005051e1" officeooo:paragraph-rsid="005051e1"/>
    </style:style>
    <style:style style:name="P25" style:family="paragraph" style:parent-style-name="Standard">
      <style:text-properties officeooo:rsid="00b5028c" officeooo:paragraph-rsid="00b5028c"/>
    </style:style>
    <style:style style:name="P26" style:family="paragraph" style:parent-style-name="Standard">
      <style:text-properties officeooo:rsid="00b71f6d" officeooo:paragraph-rsid="00b71f6d"/>
    </style:style>
    <style:style style:name="P27" style:family="paragraph" style:parent-style-name="Standard">
      <style:paragraph-properties fo:text-align="justify" style:justify-single-word="false"/>
      <style:text-properties officeooo:rsid="00d617e0" officeooo:paragraph-rsid="00db4647"/>
    </style:style>
    <style:style style:name="P28" style:family="paragraph" style:parent-style-name="Standard">
      <style:paragraph-properties fo:text-align="justify" style:justify-single-word="false"/>
      <style:text-properties officeooo:rsid="00dc1e1c" officeooo:paragraph-rsid="00dc1e1c"/>
    </style:style>
    <style:style style:name="P29" style:family="paragraph" style:parent-style-name="Standard">
      <style:paragraph-properties fo:text-align="justify" style:justify-single-word="false"/>
      <style:text-properties officeooo:rsid="00bed118" officeooo:paragraph-rsid="00bed118"/>
    </style:style>
    <style:style style:name="P30" style:family="paragraph" style:parent-style-name="Table_20_Contents">
      <style:paragraph-properties fo:text-align="center" style:justify-single-word="false"/>
      <style:text-properties officeooo:paragraph-rsid="002543ad"/>
    </style:style>
    <style:style style:name="P31" style:family="paragraph" style:parent-style-name="Table_20_Contents">
      <style:paragraph-properties fo:text-align="center" style:justify-single-word="false"/>
      <style:text-properties officeooo:paragraph-rsid="004e10ec"/>
    </style:style>
    <style:style style:name="P32" style:family="paragraph" style:parent-style-name="Table_20_Contents">
      <style:paragraph-properties fo:text-align="center" style:justify-single-word="false"/>
      <style:text-properties officeooo:paragraph-rsid="008f2d00"/>
    </style:style>
    <style:style style:name="P33" style:family="paragraph" style:parent-style-name="Table_20_Contents">
      <style:paragraph-properties fo:text-align="center" style:justify-single-word="false"/>
      <style:text-properties officeooo:paragraph-rsid="00ac767e"/>
    </style:style>
    <style:style style:name="P34" style:family="paragraph" style:parent-style-name="Table_20_Contents">
      <style:paragraph-properties fo:text-align="center" style:justify-single-word="false"/>
      <style:text-properties officeooo:paragraph-rsid="00c85756"/>
    </style:style>
    <style:style style:name="P35" style:family="paragraph" style:parent-style-name="Table_20_Contents">
      <style:text-properties fo:font-weight="bold" officeooo:paragraph-rsid="001b843c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3b4b8a" officeooo:paragraph-rsid="003b4b8a"/>
    </style:style>
    <style:style style:name="P37" style:family="paragraph" style:parent-style-name="Table_20_Contents">
      <style:paragraph-properties fo:text-align="center" style:justify-single-word="false"/>
      <style:text-properties officeooo:rsid="003b4b8a" officeooo:paragraph-rsid="004e10ec"/>
    </style:style>
    <style:style style:name="P38" style:family="paragraph" style:parent-style-name="Table_20_Contents">
      <style:paragraph-properties fo:text-align="center" style:justify-single-word="false"/>
      <style:text-properties officeooo:rsid="003b4b8a" officeooo:paragraph-rsid="008f2d00"/>
    </style:style>
    <style:style style:name="P39" style:family="paragraph" style:parent-style-name="Table_20_Contents">
      <style:paragraph-properties fo:text-align="center" style:justify-single-word="false"/>
      <style:text-properties officeooo:rsid="003b4b8a" officeooo:paragraph-rsid="00ac767e"/>
    </style:style>
    <style:style style:name="P40" style:family="paragraph" style:parent-style-name="Table_20_Contents">
      <style:paragraph-properties fo:text-align="center" style:justify-single-word="false"/>
      <style:text-properties officeooo:rsid="003b4b8a" officeooo:paragraph-rsid="00c85756"/>
    </style:style>
    <style:style style:name="P41" style:family="paragraph" style:parent-style-name="Table_20_Contents">
      <style:paragraph-properties fo:text-align="center" style:justify-single-word="false"/>
      <style:text-properties officeooo:rsid="006b0e7f" officeooo:paragraph-rsid="006b0e7f"/>
    </style:style>
    <style:style style:name="P42" style:family="paragraph" style:parent-style-name="Table_20_Contents">
      <style:text-properties officeooo:rsid="00a66410" officeooo:paragraph-rsid="001b843c"/>
    </style:style>
    <style:style style:name="P43" style:family="paragraph" style:parent-style-name="Table_20_Contents">
      <style:paragraph-properties fo:text-align="center" style:justify-single-word="false"/>
      <style:text-properties officeooo:rsid="00a66410" officeooo:paragraph-rsid="00a66410"/>
    </style:style>
    <style:style style:name="P44" style:family="paragraph" style:parent-style-name="Table_20_Contents">
      <style:text-properties fo:color="#ff0000" officeooo:rsid="00384135" officeooo:paragraph-rsid="00384135"/>
    </style:style>
    <style:style style:name="P45" style:family="paragraph" style:parent-style-name="Text_20_body">
      <style:text-properties officeooo:paragraph-rsid="00330a14"/>
    </style:style>
    <style:style style:name="P46" style:family="paragraph" style:parent-style-name="Text_20_body">
      <style:paragraph-properties fo:text-align="justify" style:justify-single-word="false"/>
      <style:text-properties fo:font-style="italic" officeooo:rsid="008dba08" officeooo:paragraph-rsid="009503b1" style:font-style-asian="italic" style:font-style-complex="italic"/>
    </style:style>
    <style:style style:name="P47" style:family="paragraph" style:parent-style-name="Text_20_body">
      <style:paragraph-properties fo:text-align="justify" style:justify-single-word="false"/>
      <style:text-properties fo:font-style="italic" officeooo:rsid="00c95a65" officeooo:paragraph-rsid="00c95a65" style:font-style-asian="italic" style:font-style-complex="italic"/>
    </style:style>
    <style:style style:name="P48" style:family="paragraph" style:parent-style-name="Heading_20_1">
      <style:text-properties officeooo:rsid="0026d17b" officeooo:paragraph-rsid="0026d17b"/>
    </style:style>
    <style:style style:name="P49" style:family="paragraph" style:parent-style-name="Heading_20_1">
      <style:text-properties officeooo:rsid="0029f2ac" officeooo:paragraph-rsid="0029f2ac"/>
    </style:style>
    <style:style style:name="P50" style:family="paragraph" style:parent-style-name="Heading_20_1">
      <style:paragraph-properties fo:text-align="justify" style:justify-single-word="false"/>
      <style:text-properties fo:font-style="normal" officeooo:rsid="0099a133" officeooo:paragraph-rsid="0099a133" style:font-style-asian="normal" style:font-style-complex="normal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3">
      <style:text-properties officeooo:paragraph-rsid="008f2d00"/>
    </style:style>
    <style:style style:name="P53" style:family="paragraph" style:parent-style-name="Heading_20_3">
      <style:text-properties officeooo:rsid="00c85756" officeooo:paragraph-rsid="00c85756"/>
    </style:style>
    <style:style style:name="P54" style:family="paragraph" style:parent-style-name="Heading_20_3">
      <style:text-properties officeooo:rsid="002543ad" officeooo:paragraph-rsid="002543ad"/>
    </style:style>
    <style:style style:name="P55" style:family="paragraph" style:parent-style-name="Heading_20_3">
      <style:text-properties officeooo:rsid="004e10ec" officeooo:paragraph-rsid="008f2d00"/>
    </style:style>
    <style:style style:name="P56" style:family="paragraph" style:parent-style-name="Heading_20_3">
      <style:text-properties officeooo:rsid="004e10ec" officeooo:paragraph-rsid="004e10ec"/>
    </style:style>
    <style:style style:name="P57" style:family="paragraph" style:parent-style-name="Heading_20_3">
      <style:text-properties officeooo:rsid="00330a14" officeooo:paragraph-rsid="00330a14"/>
    </style:style>
    <style:style style:name="P58" style:family="paragraph" style:parent-style-name="Heading_20_3">
      <style:paragraph-properties fo:break-before="page"/>
      <style:text-properties officeooo:rsid="00c95a65" officeooo:paragraph-rsid="00c95a65"/>
    </style:style>
    <style:style style:name="P59" style:family="paragraph" style:parent-style-name="Standard">
      <style:paragraph-properties fo:text-align="justify" style:justify-single-word="false"/>
      <style:text-properties fo:font-style="normal" officeooo:rsid="00dc1e1c" officeooo:paragraph-rsid="00dc1e1c" style:font-style-asian="normal" style:font-style-complex="normal"/>
    </style:style>
    <style:style style:name="P60" style:family="paragraph" style:parent-style-name="Standard" style:list-style-name="L2">
      <style:text-properties fo:font-style="italic" officeooo:rsid="008f2d00" officeooo:paragraph-rsid="008f2d00" style:font-style-asian="italic" style:font-style-complex="italic"/>
    </style:style>
    <style:style style:name="P61" style:family="paragraph" style:parent-style-name="Standard">
      <style:paragraph-properties fo:text-align="justify" style:justify-single-word="false"/>
      <style:text-properties officeooo:rsid="00bed118" officeooo:paragraph-rsid="00bed118"/>
    </style:style>
    <style:style style:name="P62" style:family="paragraph" style:parent-style-name="Standard">
      <style:text-properties style:font-name="DejaVu Sans Mono" style:text-underline-style="none" officeooo:rsid="00e24a6c" officeooo:paragraph-rsid="00b08172"/>
    </style:style>
    <style:style style:name="P63" style:family="paragraph" style:parent-style-name="Text_20_body" style:list-style-name="L1">
      <style:paragraph-properties fo:text-align="justify" style:justify-single-word="false"/>
      <style:text-properties officeooo:paragraph-rsid="003f8839"/>
    </style:style>
    <style:style style:name="P64" style:family="paragraph" style:parent-style-name="Text_20_body" style:list-style-name="L3">
      <style:text-properties officeooo:paragraph-rsid="00330a14"/>
    </style:style>
    <style:style style:name="P65" style:family="paragraph" style:parent-style-name="Text_20_body" style:list-style-name="L1">
      <style:paragraph-properties fo:text-align="justify" style:justify-single-word="false"/>
      <style:text-properties fo:color="#c9211e" officeooo:rsid="00e68d42" officeooo:paragraph-rsid="00e68d42"/>
    </style:style>
    <style:style style:name="P66" style:family="paragraph" style:parent-style-name="enum" style:list-style-name="L1">
      <style:paragraph-properties fo:text-align="justify" style:justify-single-word="false"/>
      <style:text-properties officeooo:paragraph-rsid="0026d17b"/>
    </style:style>
    <style:style style:name="P67" style:family="paragraph" style:parent-style-name="enum" style:list-style-name="L1">
      <style:paragraph-properties fo:text-align="justify" style:justify-single-word="false"/>
      <style:text-properties officeooo:rsid="0026d17b" officeooo:paragraph-rsid="0026d17b"/>
    </style:style>
    <style:style style:name="P68" style:family="paragraph" style:parent-style-name="enum" style:list-style-name="L1">
      <style:paragraph-properties fo:text-align="justify" style:justify-single-word="false"/>
      <style:text-properties officeooo:rsid="0026d17b" officeooo:paragraph-rsid="008ad558"/>
    </style:style>
    <style:style style:name="P69" style:family="paragraph" style:parent-style-name="enum" style:list-style-name="L1">
      <style:paragraph-properties fo:text-align="justify" style:justify-single-word="false"/>
      <style:text-properties officeooo:rsid="0035c694" officeooo:paragraph-rsid="0035c694"/>
    </style:style>
    <style:style style:name="P70" style:family="paragraph" style:parent-style-name="enum" style:list-style-name="L1">
      <style:paragraph-properties fo:text-align="justify" style:justify-single-word="false"/>
      <style:text-properties fo:font-style="normal" officeooo:rsid="00384135" officeooo:paragraph-rsid="00384135" style:font-style-asian="normal" style:font-style-complex="normal"/>
    </style:style>
    <style:style style:name="P71" style:family="paragraph" style:parent-style-name="enum" style:list-style-name="L1">
      <style:paragraph-properties fo:text-align="justify" style:justify-single-word="false"/>
      <style:text-properties fo:font-style="normal" officeooo:rsid="0026d17b" officeooo:paragraph-rsid="0026d17b" style:font-style-asian="normal" style:font-style-complex="normal"/>
    </style:style>
    <style:style style:name="T1" style:family="text">
      <style:text-properties officeooo:rsid="0019225b"/>
    </style:style>
    <style:style style:name="T2" style:family="text">
      <style:text-properties officeooo:rsid="001b843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dc1e1c" style:font-style-asian="italic" style:font-style-complex="italic"/>
    </style:style>
    <style:style style:name="T5" style:family="text">
      <style:text-properties fo:font-style="italic" officeooo:rsid="00df543c" style:font-style-asian="italic" style:font-style-complex="italic"/>
    </style:style>
    <style:style style:name="T6" style:family="text">
      <style:text-properties fo:font-style="italic" officeooo:rsid="00e30404" style:font-style-asian="italic" style:font-style-complex="italic"/>
    </style:style>
    <style:style style:name="T7" style:family="text">
      <style:text-properties officeooo:rsid="002543ad"/>
    </style:style>
    <style:style style:name="T8" style:family="text">
      <style:text-properties officeooo:rsid="0026d17b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6408d" style:font-style-asian="normal" style:font-style-complex="normal"/>
    </style:style>
    <style:style style:name="T11" style:family="text">
      <style:text-properties fo:font-style="normal" officeooo:rsid="009f784d" style:font-style-asian="normal" style:font-style-complex="normal"/>
    </style:style>
    <style:style style:name="T12" style:family="text">
      <style:text-properties fo:font-style="normal" officeooo:rsid="00c1f3f6" style:font-style-asian="normal" style:font-style-complex="normal"/>
    </style:style>
    <style:style style:name="T13" style:family="text">
      <style:text-properties fo:font-style="normal" officeooo:rsid="00d71435" style:font-style-asian="normal" style:font-style-complex="normal"/>
    </style:style>
    <style:style style:name="T14" style:family="text">
      <style:text-properties fo:font-style="normal" officeooo:rsid="00d7556d" style:font-style-asian="normal" style:font-style-complex="normal"/>
    </style:style>
    <style:style style:name="T15" style:family="text">
      <style:text-properties fo:font-style="normal" officeooo:rsid="00da06bb" style:font-style-asian="normal" style:font-style-complex="normal"/>
    </style:style>
    <style:style style:name="T16" style:family="text">
      <style:text-properties fo:font-style="normal" officeooo:rsid="00db4647" style:font-style-asian="normal" style:font-style-complex="normal"/>
    </style:style>
    <style:style style:name="T17" style:family="text">
      <style:text-properties fo:font-style="normal" officeooo:rsid="00db46b9" style:font-style-asian="normal" style:font-style-complex="normal"/>
    </style:style>
    <style:style style:name="T18" style:family="text">
      <style:text-properties fo:font-style="normal" officeooo:rsid="00dc1e1c" style:font-style-asian="normal" style:font-style-complex="normal"/>
    </style:style>
    <style:style style:name="T19" style:family="text">
      <style:text-properties fo:font-style="normal" officeooo:rsid="00de346c" style:font-style-asian="normal" style:font-style-complex="normal"/>
    </style:style>
    <style:style style:name="T20" style:family="text">
      <style:text-properties fo:font-style="normal" officeooo:rsid="00df543c" style:font-style-asian="normal" style:font-style-complex="normal"/>
    </style:style>
    <style:style style:name="T21" style:family="text">
      <style:text-properties officeooo:rsid="002a0eee"/>
    </style:style>
    <style:style style:name="T22" style:family="text">
      <style:text-properties officeooo:rsid="002d2bd7"/>
    </style:style>
    <style:style style:name="T23" style:family="text">
      <style:text-properties officeooo:rsid="00318f31"/>
    </style:style>
    <style:style style:name="T24" style:family="text">
      <style:text-properties officeooo:rsid="003ea68c"/>
    </style:style>
    <style:style style:name="T25" style:family="text">
      <style:text-properties officeooo:rsid="005051e1"/>
    </style:style>
    <style:style style:name="T26" style:family="text">
      <style:text-properties officeooo:rsid="008ad558"/>
    </style:style>
    <style:style style:name="T27" style:family="text">
      <style:text-properties officeooo:rsid="008c92d1"/>
    </style:style>
    <style:style style:name="T28" style:family="text">
      <style:text-properties officeooo:rsid="008f2d00"/>
    </style:style>
    <style:style style:name="T29" style:family="text">
      <style:text-properties officeooo:rsid="006839be"/>
    </style:style>
    <style:style style:name="T30" style:family="text">
      <style:text-properties officeooo:rsid="009f784d"/>
    </style:style>
    <style:style style:name="T31" style:family="text">
      <style:text-properties officeooo:rsid="00a1c9ef"/>
    </style:style>
    <style:style style:name="T32" style:family="text">
      <style:text-properties officeooo:rsid="00abb86a"/>
    </style:style>
    <style:style style:name="T33" style:family="text">
      <style:text-properties officeooo:rsid="00b129b8"/>
    </style:style>
    <style:style style:name="T34" style:family="text">
      <style:text-properties officeooo:rsid="00b3e05d"/>
    </style:style>
    <style:style style:name="T35" style:family="text">
      <style:text-properties officeooo:rsid="00bce6c7"/>
    </style:style>
    <style:style style:name="T36" style:family="text">
      <style:text-properties officeooo:rsid="00bed118"/>
    </style:style>
    <style:style style:name="T37" style:family="text">
      <style:text-properties officeooo:rsid="00c047d5"/>
    </style:style>
    <style:style style:name="T38" style:family="text">
      <style:text-properties officeooo:rsid="00c1f3f6"/>
    </style:style>
    <style:style style:name="T39" style:family="text">
      <style:text-properties officeooo:rsid="00c3e2a8"/>
    </style:style>
    <style:style style:name="T40" style:family="text">
      <style:text-properties officeooo:rsid="00c85756"/>
    </style:style>
    <style:style style:name="T41" style:family="text">
      <style:text-properties officeooo:rsid="00cad886"/>
    </style:style>
    <style:style style:name="T42" style:family="text">
      <style:text-properties officeooo:rsid="00ccbc26"/>
    </style:style>
    <style:style style:name="T43" style:family="text">
      <style:text-properties fo:color="#ff0000" officeooo:rsid="008ad558"/>
    </style:style>
    <style:style style:name="T44" style:family="text">
      <style:text-properties officeooo:rsid="00d43d33"/>
    </style:style>
    <style:style style:name="T45" style:family="text">
      <style:text-properties officeooo:rsid="00e24a6c"/>
    </style:style>
    <style:style style:name="T46" style:family="text">
      <style:text-properties officeooo:rsid="00e504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F<text:span text:style-name="T44">8775</text:span> – <text:span text:style-name="T2">Analyse et conception d’algorithmes</text:span></text:p>
      <text:p text:style-name="Subtitle"><text:span text:style-name="T2">TP3</text:span> – <text:span text:style-name="T32">Automne</text:span> <text:span text:style-name="T1">2019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Nom, prénom, matricule des membres</text:p>
          </table:table-cell>
          <table:table-cell table:style-name="Table2.B1" office:value-type="string">
            <text:p text:style-name="P44">Nom, Prénom, matricule</text:p>
            <text:p text:style-name="P44">Nom, Prénom, matricule</text:p>
          </table:table-cell>
        </table:table-row>
        <table:table-row>
          <table:table-cell table:style-name="Table2.A2" office:value-type="string">
            <text:p text:style-name="P35">Note finale / <text:span text:style-name="T7">14</text:span></text:p>
          </table:table-cell>
          <table:table-cell table:style-name="Table2.B2" office:value-type="float" office:value="0">
            <text:p text:style-name="P42">0</text:p>
          </table:table-cell>
        </table:table-row>
      </table:table>
      <text:p text:style-name="P5"/>
      <text:h text:style-name="P48" text:outline-level="1">Information<text:span text:style-name="T23">s</text:span> technique<text:span text:style-name="T23">s</text:span></text:h>
      <text:list xml:id="list3582584050" text:style-name="L1">
        <text:list-item>
          <text:p text:style-name="P66">Répondez directement dans <text:span text:style-name="T8">ce document</text:span> ODT avec LibreOffice. <text:span text:style-name="T22">Utilisez LibreOffice et non Word, sinon ce document sera corrompu.</text:span></text:p>
        </text:list-item>
        <text:list-item>
          <text:p text:style-name="P67">La correction se fait à même le rapport.</text:p>
        </text:list-item>
        <text:list-item>
          <text:p text:style-name="P68">Avant <text:span text:style-name="T26">le </text:span><text:span text:style-name="T43">4 décembre à 23h59</text:span>, vous devez faire une remise électronique en suivant les instructions suivantes :</text:p>
          <text:list>
            <text:list-item>
              <text:p text:style-name="P67">Le dossier remis doit se nommer matricule1_matricule2_tp<text:span text:style-name="T30">3</text:span> et doit être compressé sous format zip.</text:p>
            </text:list-item>
            <text:list-item>
              <text:p text:style-name="P67">À la racine de ce dernier, on doit retrouver :</text:p>
              <text:list>
                <text:list-item>
                  <text:p text:style-name="P67">Ce rapport sous format ODT.</text:p>
                </text:list-item>
                <text:list-item>
                  <text:p text:style-name="P67">Un script nommé <text:span text:style-name="T3">tp.sh</text:span><text:span text:style-name="T9"> servant à exécuter les différents algorithmes du TP. L’interface du script est décrite à la fin du rapport.</text:span></text:p>
                </text:list-item>
                <text:list-item>
                  <text:p text:style-name="P69"><text:span text:style-name="T9">Un fichier texte nommé </text:span><text:span text:style-name="T3">emails.txt</text:span><text:span text:style-name="T9"> contenant le courriel de chaque membre de l’équipe</text:span></text:p>
                </text:list-item>
                <text:list-item>
                  <text:p text:style-name="P70">Le code source et les exécutables</text:p>
                </text:list-item>
              </text:list>
            </text:list-item>
          </text:list>
        </text:list-item>
        <text:list-item>
          <text:p text:style-name="P71">Vous avez le choix du langage de programmation utilisé. Le code et les exécutables soumis devront être compatible avec les ordinateurs de la salle L-4714. <text:span text:style-name="T31">Conseil pour le TP3 : Compilez avec -O3 si vous utilisez C++.</text:span></text:p>
        </text:list-item>
        <text:list-item>
          <text:p text:style-name="P63">Si vous utilisez des extraits de codes (programmes) trouvés sur Internet, vous devez en mentionner la source, sinon vous serez sanctionnés pour plagiat.</text:p>
        </text:list-item>
        <text:list-item>
          <text:p text:style-name="P65">Pour ce TP, il est interdit d’utiliser la programmation par contraintes, programmation linéaire, programmation en nombre entiers, etc. Il est également interdit d’utiliser des librairies du genre DEAP, OR-Tools, etc.</text:p>
        </text:list-item>
      </text:list>
      <text:h text:style-name="P49" text:outline-level="1"><text:soft-page-break/>Mise en situation</text:h>
      <text:p text:style-name="P16">Le dernier travail pratique se fera dans le cadre du concours du meilleur algorithme pour la session d'<text:span text:style-name="T38">automne</text:span> 201<text:span text:style-name="T44">9</text:span>. Le travail demandé consiste à concevoir et implanter un algorithme de votre cru pour résoudre un problème combinatoire. Le classement des équipes déterminera votre note pour la qualité de l'algorithme. <text:span text:style-name="T27">Votre algorithme sera exécuté sur 3 exemplaires de notre choix pendant 3 minutes chacun.</text:span></text:p>
      <text:p text:style-name="P16"/>
      <text:p text:style-name="P27">Vous avez une collection de cartes du jeu <text:span text:style-name="T3">Magic: The Gathering.</text:span><text:span text:style-name="T9"> Dans ce jeu, </text:span><text:span text:style-name="T13">un </text:span><text:span text:style-name="T9">joueur construit un paquet de cartes d’une certaine taille à partir de</text:span><text:span text:style-name="T13">s cartes de sa </text:span><text:span text:style-name="T9">collection, </text:span><text:span text:style-name="T13">puis affronte son adversaire (qui a fait de même)</text:span><text:span text:style-name="T9">. </text:span><text:span text:style-name="T16">Chaque carte a une qualité de base indiquant la force que cette carte ajoute au paquet. De plus, chaque paire de cartes </text:span><text:span text:style-name="T13">offr</text:span><text:span text:style-name="T16">e </text:span><text:span text:style-name="T13">une </text:span><text:span text:style-name="T16">certaine </text:span><text:span text:style-name="T13">synergie </text:span><text:span text:style-name="T16">(bonne ou mauvaise)</text:span><text:span text:style-name="T13"> </text:span><text:span text:style-name="T14">lorsqu’elles sont jouées ensemble. </text:span><text:span text:style-name="T16">U</text:span><text:span text:style-name="T14">n joueur aura </text:span><text:span text:style-name="T16">donc </text:span><text:span text:style-name="T14">intérêt à mettre </text:span><text:span text:style-name="T17">dans son paquet non seulement des cartes de bonne qualité, mais également des combinaisons de cartes </text:span><text:span text:style-name="T14">avantageuses.</text:span></text:p>
      <text:p text:style-name="P9"/>
      <text:p text:style-name="P21"><text:span text:style-name="T13">Vous décidez de participer à un </text:span><text:span text:style-name="T14">nouveau type de </text:span><text:span text:style-name="T13">tournoi. Les règles du tournoi sont simples : chaque joueur construit plusieurs paquets en utilisant les cartes de sa collection, m</text:span><text:span text:style-name="T14">ais il reviendra à</text:span><text:span text:style-name="T13"> son adversaire </text:span><text:span text:style-name="T14">de choisir quel paquet le joueur utilisera</text:span><text:span text:style-name="T13">. Puisque l’adversaire choisira vraisemblablement le paquet le plus faible, il vous importe de construire un ensemble de paquets don</text:span><text:span text:style-name="T14">t</text:span><text:span text:style-name="T13"> </text:span><text:span text:style-name="T14">celui </text:span><text:span text:style-name="T13">le plus faible est le plus fort possible.</text:span></text:p>
      <text:p text:style-name="P6"/>
      <text:p text:style-name="P7">Le rapport pour ce dernier travail pratique est assez succinct. <text:span text:style-name="T39">Vous êtes encouragés </text:span>à terminer ce travail assez tôt afin de ne pas compromettre <text:span text:style-name="T39">la </text:span>préparation à vos examens finaux.</text:p>
      <text:p text:style-name="P8"/>
      <text:h text:style-name="P50" text:outline-level="1">Jeu de données</text:h>
      <text:p text:style-name="P22"><text:span text:style-name="T10">Pour tester </text:span><text:span text:style-name="T12">votre</text:span><text:span text:style-name="T10"> algorithme, vous </text:span><text:span text:style-name="T11">disposez d’un jeu de données de 10 exemplaires. </text:span><text:span text:style-name="T12">La première ligne contient le nombre </text:span><text:span text:style-name="T6">n </text:span><text:span text:style-name="T12">de </text:span><text:span text:style-name="T15">cartes</text:span><text:span text:style-name="T12"> </text:span><text:span text:style-name="T19">que doit contenir chaque paquet</text:span><text:span text:style-name="T12">. </text:span><text:span text:style-name="T18">La deuxième ligne contient le nombre</text:span><text:span text:style-name="T4"> </text:span><text:span text:style-name="T5">m</text:span><text:span text:style-name="T4"> </text:span><text:span text:style-name="T18">de paquets</text:span><text:span text:style-name="T4"> </text:span><text:span text:style-name="T18">à construire (votre collection de cartes est de taille </text:span><text:span text:style-name="T4">n*m</text:span><text:span text:style-name="T18">). La troisième ligne, de longueur </text:span><text:span text:style-name="T4">n*m</text:span><text:span text:style-name="T18">, indique la qualité de base de chaque carte. Les lignes suivantes sont une matrice de taille </text:span><text:span text:style-name="T4">(n*m) * (n*m)</text:span><text:span text:style-name="T18"> représentant la synergie entre chaque paire de cartes </text:span><text:span text:style-name="T19">de votre collection</text:span><text:span text:style-name="T18">.</text:span></text:p>
      <text:p text:style-name="P59"/>
      <text:p text:style-name="P28"><text:span text:style-name="T9">La valeur d’</text:span><text:span text:style-name="T19">un paquet est égale à la somme de la qualité de base de ses cartes, plus la somme des synergies de chaque paire de cartes du paquet. La valeur d’une solution est égale à la valeur du paquet le plus faible </text:span><text:span text:style-name="T20">de cette solution</text:span><text:span text:style-name="T19">.</text:span></text:p>
      <text:h text:style-name="P58" text:outline-level="3">Description de votre algorithme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0">0</text:p>
          </table:table-cell>
          <table:table-cell table:style-name="Table10.B1" office:value-type="string">
            <text:p text:style-name="P34"><text:s/>/ <text:span text:style-name="T40">1 pt</text:span></text:p>
          </table:table-cell>
        </table:table-row>
      </table:table>
      <text:p text:style-name="P47">Décrivez brièvement votre algorithme en quelques phrases.</text:p>
      <text:h text:style-name="P52" text:outline-level="3">Présentation de votre algorithme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8">0</text:p>
          </table:table-cell>
          <table:table-cell table:style-name="Table8.B1" office:value-type="string">
            <text:p text:style-name="P32"><text:s/>/ <text:span text:style-name="T28">2 pt</text:span></text:p>
          </table:table-cell>
        </table:table-row>
      </table:table>
      <text:p text:style-name="P46">Sous forme de pseudo-code et incluant une analyse de complexité théorique des principales fonctions. <text:span text:style-name="T29">Si vous préférez écrire vos équations en Latex, vous pouvez ajouter un pdf à la remise avec la réponse à cette question et le mentionner ici.</text:span></text:p>
      <text:h text:style-name="Heading_20_3" text:outline-level="3">Justification de l’originalité de votre algorithme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3">0</text:p>
          </table:table-cell>
          <table:table-cell table:style-name="Table9.B1" office:value-type="string">
            <text:p text:style-name="P32"><text:s/>/ <text:span text:style-name="T28">3 pt</text:span></text:p>
          </table:table-cell>
        </table:table-row>
      </table:table>
      <text:p text:style-name="P12"/>
      <text:p text:style-name="P13">La conception de votre algorithme sera jugé<text:span text:style-name="T41">e</text:span> avec les critères suivants :</text:p>
      <text:list xml:id="list3468377744" text:style-name="L2">
        <text:list-item>
          <text:p text:style-name="P60">Lien avec le contenu du cours</text:p>
        </text:list-item>
        <text:list-item>
          <text:p text:style-name="P60">Originalité</text:p>
        </text:list-item>
        <text:list-item>
          <text:p text:style-name="P60">Initiative</text:p>
        </text:list-item>
      </text:list>
      <text:p text:style-name="P13"/>
      <text:h text:style-name="P53" text:outline-level="3">Votre algorithme est-il assuré de trouver <text:span text:style-name="T41">une</text:span> solution optimale?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0</text:p>
          </table:table-cell>
          <table:table-cell table:style-name="Table4.B1" office:value-type="string">
            <text:p text:style-name="P33"><text:s/>/ <text:span text:style-name="T40">1 pt</text:span></text:p>
          </table:table-cell>
        </table:table-row>
      </table:table>
      <text:p text:style-name="P14"/>
      <text:p text:style-name="P15">Répondez simplement “oui” ou “non”. Aucune justification requise.</text:p>
      <text:h text:style-name="P51" text:outline-level="1">Autre<text:span text:style-name="T21">s</text:span> critères <text:span text:style-name="T21">de </text:span>correction</text:h>
      <text:h text:style-name="P54" text:outline-level="3">Respect de l’interface tp.sh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0</text:p>
          </table:table-cell>
          <table:table-cell table:style-name="Table5.B1" office:value-type="string">
            <text:p text:style-name="P30"><text:s/>/ <text:span text:style-name="T7">1 pt</text:span></text:p>
          </table:table-cell>
        </table:table-row>
      </table:table>
      <text:p text:style-name="P2"/>
      <text:p text:style-name="P3">Utilisation :</text:p>
      <text:p text:style-name="P2"><text:tab/>./tp.sh -e [<text:span text:style-name="T25">path_vers_exemplaire</text:span>]</text:p>
      <text:p text:style-name="P23"/>
      <text:p text:style-name="P29">Lorsque exécuté sans le paramètre -p, le programme affiche uniquement la valeur d’une solution à chaque fois qu’une meilleure solution est trouvée. Votre programme est sensé s’exécuter tant et aussi longtemps qu’il n’est pas manuellement interrompu.</text:p>
      <text:p text:style-name="P29"/>
      <text:p text:style-name="P26">Argument optionnel :</text:p>
      <text:p text:style-name="P26"/>
      <text:p text:style-name="P26">-p<text:tab/><text:span text:style-name="T36">Chaque fois qu’une meilleure solution est trouvée, le programme affiche cette nouvelle solution <text:s/><text:tab/>(au lieu de simplement afficher la qualité de la solution), un paquet par ligne.</text:span></text:p>
      <text:p text:style-name="P3"/>
      <text:p text:style-name="P24">Important : l’option -e doit accepter des fichiers avec des paths absolus.</text:p>
      <text:p text:style-name="P24"/>
      <text:p text:style-name="P25">Le script tp.sh ne vous est pas fourni, mais vous pouvez facilement adapter celui <text:span text:style-name="T37">du TP2</text:span>.</text:p>
      <text:p text:style-name="P3"/>
      <text:p text:style-name="P10">Voici un exemple d’affichage <text:span text:style-name="T33">(dans cet exemple, on cherche à construire 2 paquets de 5 cartes chacun ; une première solution a été initialement trouvée, puis par la suite une seconde et meilleure solution a été trouvée)</text:span> <text:span text:style-name="T33">:</text:span></text:p>
      <text:p text:style-name="P10"/>
      <text:p text:style-name="P62">3 8 2 9 1</text:p>
      <text:p text:style-name="P17"><text:span text:style-name="T45">7 </text:span>0 <text:span text:style-name="T45">5 4 8</text:span></text:p>
      <text:p text:style-name="P18">5 9 3 0 4</text:p>
      <text:p text:style-name="P18">2 8 1 7 6</text:p>
      <text:p text:style-name="P3"/>
      <text:p text:style-name="P20">Un script de vérification de solution vous est fourni <text:span text:style-name="T34">(sol_check.py, les instructions d’utilisation sont dans le code source)</text:span>. Ce script vous indiquera si l’affichage est correct, si votre solution est valide, <text:span text:style-name="T46">ainsi que la valeur de votre solution</text:span>. <text:span text:style-name="T42">C’est ce script qui sera utilisé pour la correction, donc assurez-vous qu’il reconnaisse vos solutions.</text:span></text:p>
      <text:p text:style-name="P19"/>
      <text:p text:style-name="P19"/>
      <text:p text:style-name="P19"/>
      <text:h text:style-name="P55" text:outline-level="3">Qualité d<text:span text:style-name="T28">e l’algorithme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0</text:p>
          </table:table-cell>
          <table:table-cell table:style-name="Table1.B1" office:value-type="string">
            <text:p text:style-name="P32"><text:s/>/ <text:span text:style-name="T28">4 pt</text:span></text:p>
          </table:table-cell>
        </table:table-row>
      </table:table>
      <text:p text:style-name="P11"/>
      <text:h text:style-name="P56" text:outline-level="3">Qualité du code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7">0</text:p>
          </table:table-cell>
          <table:table-cell table:style-name="Table7.B1" office:value-type="string">
            <text:p text:style-name="P31"><text:s/>/ <text:span text:style-name="T7">1 pt</text:span></text:p>
          </table:table-cell>
        </table:table-row>
      </table:table>
      <text:p text:style-name="P4"><text:soft-page-break/></text:p>
      <text:h text:style-name="P54" text:outline-level="3">Présentation générale <text:span text:style-name="T35">(concision, qualité du français, etc.)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6">0</text:p>
          </table:table-cell>
          <table:table-cell table:style-name="Table6.B1" office:value-type="string">
            <text:p text:style-name="P30"><text:s/>/ <text:span text:style-name="T35">1 pt</text:span></text:p>
          </table:table-cell>
        </table:table-row>
      </table:table>
      <text:h text:style-name="P57" text:outline-level="3">Pénalité <text:span text:style-name="T35">pour </text:span>retard <text:span text:style-name="T35">ou autre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41">0</text:p>
          </table:table-cell>
        </table:table-row>
      </table:table>
      <text:p text:style-name="P45"/>
      <text:list xml:id="list1179733435" text:style-name="L3">
        <text:list-item>
          <text:p text:style-name="P64">-<text:span text:style-name="T24">1 pt / journée de retard, arrondi vers le haut. Les TPs ne sont plus acceptés après 3 jour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enum" style:family="paragraph" style:parent-style-name="Text_20_body">
      <style:paragraph-properties fo:margin-top="0in" fo:margin-bottom="0.1in" loext:contextual-spacing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1-08T17:34:00.250714301</meta:creation-date>
    <dc:date>2019-11-11T17:01:04.393690075</dc:date>
    <meta:editing-duration>PT12H20M4S</meta:editing-duration>
    <meta:editing-cycles>142</meta:editing-cycles>
    <meta:generator>LibreOffice/6.3.2.2$Linux_X86_64 LibreOffice_project/30$Build-2</meta:generator>
    <meta:document-statistic meta:table-count="10" meta:image-count="0" meta:object-count="0" meta:page-count="5" meta:paragraph-count="76" meta:word-count="1027" meta:character-count="6112" meta:non-whitespace-character-count="5164"/>
  </office:meta>
</office:document-meta>
</file>